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2000001258CE1D14736543A4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8cm"/>
    </style:style>
    <style:style style:name="gr2" style:family="graphic" style:parent-style-name="standard">
      <style:graphic-properties draw:stroke="none" svg:stroke-color="#000000" draw:fill="none" draw:fill-color="#ffffff" fo:min-height="4.133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5.5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6cm"/>
    </style:style>
    <style:style style:name="gr6" style:family="graphic" style:parent-style-name="standard">
      <style:graphic-properties draw:stroke="none" svg:stroke-color="#000000" draw:fill="none" draw:fill-color="#ffffff" fo:min-height="3.209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16cm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19.75cm"/>
    </style:style>
    <style:style style:name="gr1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21pt" style:font-size-asian="21pt" style:font-size-complex="21pt"/>
    </style:style>
    <style:style style:name="P3" style:family="paragraph">
      <loext:graphic-properties draw:fill="none" draw:fill-color="#ffffff"/>
      <style:paragraph-properties fo:text-align="center"/>
      <style:text-properties fo:font-size="21pt" style:font-size-asian="21pt" style:font-size-complex="21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  <style:text-properties fo:font-size="25pt" style:font-size-asian="25pt" style:font-size-complex="25pt"/>
    </style:style>
    <style:style style:name="P9" style:family="paragraph">
      <loext:graphic-properties draw:fill="none" draw:fill-color="#ffffff"/>
      <style:paragraph-properties fo:text-align="center"/>
      <style:text-properties fo:font-size="25pt" style:font-size-asian="25pt" style:font-size-complex="25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4cm" svg:x="20.5cm" svg:y="3.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cm" svg:height="4.383cm" svg:x="20.5cm" svg:y="4cm">
          <draw:text-box>
            <text:p text:style-name="P2"><text:span text:style-name="T1">Ο ΜΗΧΑΝΙΚΟΣ ΠΟΥ ΕΓΚΑΤΕΣΤΗΣΕ ΤΟ ΚΟΚΚΙΝΟ ΚΟΥΜΠΙ</text:span></text:p>
          </draw:text-box>
        </draw:frame>
        <draw:custom-shape draw:style-name="gr3" draw:text-style-name="P1" draw:layer="layout" svg:width="6cm" svg:height="1cm" svg:x="8.75cm" svg:y="3.2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25cm" svg:height="1.331cm" svg:x="8.5cm" svg:y="3.117cm">
          <draw:text-box>
            <text:p text:style-name="P4"><text:span text:style-name="T2">ΠΡΟΕΔΡΟΣ</text:span></text:p>
          </draw:text-box>
        </draw:frame>
        <draw:custom-shape draw:style-name="gr5" draw:text-style-name="P1" draw:layer="layout" svg:width="6.5cm" svg:height="2.75cm" svg:x="8.75cm" svg:y="7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7.75cm" svg:height="3.459cm" svg:x="8cm" svg:y="7.291cm">
          <draw:text-box>
            <text:p text:style-name="P6">ΥΠΟΥΡΓΟΣ</text:p>
            <text:p text:style-name="P6">ΕΘΝΙΚΗΣ</text:p>
            <text:p text:style-name="P6">ΑΜΥΝΑΣ</text:p>
          </draw:text-box>
        </draw:frame>
        <draw:custom-shape draw:style-name="gr7" draw:text-style-name="P1" draw:layer="layout" svg:width="16.5cm" svg:height="1.25cm" svg:x="4cm" svg:y="15.2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6.75cm" svg:height="1.331cm" svg:x="4cm" svg:y="15.25cm">
          <draw:text-box>
            <text:p text:style-name="P4"><text:span text:style-name="T2">ΕΝΟΠΟΙΗΜΕΝΟΙ ΔΙΟΙΚΗΤΕΣ ΜΑΧΗΣ</text:span></text:p>
          </draw:text-box>
        </draw:frame>
        <draw:custom-shape draw:style-name="gr9" draw:text-style-name="P1" draw:layer="layout" svg:width="20.25cm" svg:height="1.25cm" svg:x="5.25cm" svg:y="18.5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0.7cm" svg:height="2cm" svg:x="0.027cm" svg:y="18.348cm">
          <draw:text-box>
            <text:p text:style-name="P8"><text:span text:style-name="T3">ΠΥΡΗΝΙΚΗ ΑΛΥΣΙΔΑ ΕΝΤΟΛΩΝ ΤΩΝ ΗΠΑ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C2000001258CE1D14736543A44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20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7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2T01:44:14.060932962</meta:creation-date>
    <dc:date>2023-06-12T01:56:38.301183455</dc:date>
    <meta:editing-duration>PT1M44S</meta:editing-duration>
    <meta:editing-cycles>1</meta:editing-cycles>
    <meta:document-statistic meta:object-count="10"/>
    <meta:generator>LibreOffice/7.3.7.2$Linux_X86_64 LibreOffice_project/30$Build-2</meta:generator>
  </office:meta>
</office:document-meta>
</file>